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fo:font-weight="normal" style:font-size-asian="10pt" style:font-weight-asian="normal"/>
    </style:style>
    <style:style style:name="P2" style:family="paragraph" style:parent-style-name="Standard">
      <style:text-properties fo:color="#000000" style:font-name="Verdana" fo:font-size="10pt" fo:font-weight="bold" style:font-size-asian="10pt" style:font-weight-asian="bold"/>
    </style:style>
    <style:style style:name="P3" style:family="paragraph" style:parent-style-name="Standard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P4" style:family="paragraph" style:parent-style-name="Standard">
      <style:text-properties fo:color="#000000" style:font-name="Verdana" fo:font-size="10pt" fo:font-style="normal" fo:font-weight="bold" style:font-size-asian="10pt" style:font-style-asian="normal" style:font-weight-asian="bold"/>
    </style:style>
    <style:style style:name="P5" style:family="paragraph" style:parent-style-name="Standard">
      <style:text-properties officeooo:paragraph-rsid="00149e58"/>
    </style:style>
    <style:style style:name="P6" style:family="paragraph" style:parent-style-name="Standard">
      <style:text-properties officeooo:rsid="001659e3" officeooo:paragraph-rsid="001659e3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color="#000000" style:font-name="Verdana" fo:font-size="12pt" fo:font-weight="bold" style:font-size-asian="12pt" style:font-weight-asian="bold"/>
    </style:style>
    <style:style style:name="T2" style:family="text">
      <style:text-properties fo:color="#000000" style:font-name="Verdana" fo:font-size="10pt" fo:font-weight="normal" style:font-size-asian="10pt" style:font-weight-asian="normal"/>
    </style:style>
    <style:style style:name="T3" style:family="text">
      <style:text-properties fo:color="#000000" style:font-name="Verdana" fo:font-size="10pt" fo:font-weight="normal" officeooo:rsid="00149e58" style:font-size-asian="10pt" style:font-weight-asian="normal"/>
    </style:style>
    <style:style style:name="T4" style:family="text">
      <style:text-properties fo:color="#000000" style:font-name="Verdana" fo:font-size="10pt" fo:font-weight="normal" officeooo:rsid="001659e3" style:font-size-asian="10pt" style:font-weight-asian="normal"/>
    </style:style>
    <style:style style:name="T5" style:family="text">
      <style:text-properties fo:color="#000000" style:font-name="Verdana" fo:font-size="10pt" fo:font-weight="normal" officeooo:rsid="0016cbe6" style:font-size-asian="10pt" style:font-weight-asian="normal"/>
    </style:style>
    <style:style style:name="T6" style:family="text">
      <style:text-properties fo:color="#000000" style:font-name="Verdana" fo:font-size="10pt" fo:font-style="italic" fo:font-weight="bold" style:font-size-asian="10pt" style:font-style-asian="italic" style:font-weight-asian="bold"/>
    </style:style>
    <style:style style:name="T7" style:family="text">
      <style:text-properties fo:color="#000000" style:font-name="Verdana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Verdana" fo:font-size="10pt" style:text-underline-style="solid" style:text-underline-width="auto" style:text-underline-color="font-color" fo:font-weight="normal" style:font-size-asian="10pt" style:font-weight-asian="normal"/>
    </style:style>
    <style:style style:name="T9" style:family="text">
      <style:text-properties fo:color="#000000" style:font-name="Verdana" fo:font-size="10pt" style:text-underline-style="solid" style:text-underline-width="auto" style:text-underline-color="font-color" fo:font-weight="normal" officeooo:rsid="001659e3" style:font-size-asian="10pt" style:font-weight-asian="normal"/>
    </style:style>
    <style:style style:name="T10" style:family="text">
      <style:text-properties fo:color="#000000" style:font-name="Verdana" fo:font-size="11pt" fo:font-weight="bold" style:font-size-asian="11pt" style:font-weight-asian="bold"/>
    </style:style>
    <style:style style:name="T11" style:family="text">
      <style:text-properties fo:color="#000000" style:font-name="Verdana" fo:font-size="11pt" fo:font-style="normal" fo:font-weight="bold" style:font-size-asian="11pt" style:font-style-asian="normal" style:font-weight-asian="bold"/>
    </style:style>
    <style:style style:name="T12" style:family="text">
      <style:text-properties fo:color="#000000" style:font-name="Verdana1" fo:font-size="10pt" fo:font-weight="normal" style:font-size-asian="10pt" style:font-weight-asian="normal"/>
    </style:style>
    <style:style style:name="T13" style:family="text">
      <style:text-properties fo:color="#000000" style:font-name="Verdana1" fo:font-size="10pt" fo:font-weight="normal" style:font-size-asian="10pt" style:font-weight-asian="normal" style:font-size-complex="10pt"/>
    </style:style>
    <style:style style:name="T14" style:family="text">
      <style:text-properties officeooo:rsid="001659e3"/>
    </style:style>
    <style:style style:name="T15" style:family="text">
      <style:text-properties style:font-name="Verdana1" officeooo:rsid="001659e3"/>
    </style:style>
    <style:style style:name="T16" style:family="text">
      <style:text-properties style:font-name="Verdana1" fo:font-size="10pt" officeooo:rsid="001659e3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Vrilda - The virtual reality laser show player</text:span></text:p>
      <text:p text:style-name="Standard"><text:span text:style-name="T2">By Gitle Mikkelsen / Grix / GrixM / gitlem@gmail.com</text:span></text:p>
      <text:p text:style-name="P1"/>
      <text:p text:style-name="Standard"><text:span text:style-name="T4">Source code r</text:span><text:span text:style-name="T2">epository: https://github.com/Grix/vrilda</text:span></text:p>
      <text:p text:style-name="Standard"><text:line-break/><text:span text:style-name="T16">This is an al</text:span><text:span text:style-name="T13">p</text:span><text:span text:style-name="T2">ha build, nothing works perfectly and features are lacking.</text:span></text:p>
      <text:p text:style-name="P1"/>
      <text:p text:style-name="P1"/>
      <text:p text:style-name="Standard"><text:span text:style-name="T10">Quick start guide for watching a show using the Oculus Rift: </text:span></text:p>
      <text:p text:style-name="P2"/>
      <text:p text:style-name="Standard"><text:span text:style-name="T2">First, acquire a show to play. Right now, no shows are not included with the program for copyright reasons. You can download various free shows here:</text:span></text:p>
      <text:p text:style-name="Standard"><text:a xlink:type="simple" xlink:href="http://www.photonlexicon.com/symlinkftp/Laser Shows/ILDA Frame Shows/" text:style-name="Internet_20_link" text:visited-style-name="Visited_20_Internet_20_Link"><text:span text:style-name="T9">http://www.photonlexicon.com/symlinkftp/Laser Shows/ILDA Frame Shows/</text:span></text:a><text:span text:style-name="T2"> (username/password = plftp/readonly)</text:span></text:p>
      <text:p text:style-name="P1"/>
      <text:p text:style-name="P5"><text:span text:style-name="T2">Plug in the rift before starting the program, and set the rift to external desktop mode. </text:span><text:span text:style-name="T3">U</text:span><text:span text:style-name="T2">se the relevant buttons </text:span><text:span text:style-name="T3">in the main menu </text:span><text:span text:style-name="T2">to load all ilda show files and audio files. </text:span><text:span text:style-name="T3">If necessary, p</text:span><text:span text:style-name="T2">ress the button «Change perspective» and drag the various icons with your mouse to </text:span><text:span text:style-name="T3">move</text:span><text:span text:style-name="T2"> and rotate projectors. </text:span><text:span text:style-name="T3">When ready, p</text:span><text:span text:style-name="T2">ress Tab </text:span><text:span text:style-name="T3">or click the button «Enter 3D mode»</text:span><text:span text:style-name="T2"> to </text:span><text:span text:style-name="T3">start the simulation</text:span><text:span text:style-name="T2">. </text:span><text:span text:style-name="T3">Hold Ctrl and press the</text:span><text:span text:style-name="T2"> left and right arrow keys to move the program </text:span><text:span text:style-name="T3">window</text:span><text:span text:style-name="T2"> to the </text:span><text:span text:style-name="T3">head mounted display</text:span><text:span text:style-name="T2">, </text:span><text:span text:style-name="T3">and put it on. </text:span><text:span text:style-name="T2">Then press space to start playback. Lean back and enjoy the show.</text:span></text:p>
      <text:p text:style-name="P5"/>
      <text:p text:style-name="P5"><text:span text:style-name="T3">If you are not using a HMD, press P to view a normal 3D projection.</text:span></text:p>
      <text:p text:style-name="P1"/>
      <text:p text:style-name="Standard"><text:line-break/><text:span text:style-name="T10">Controls are as follows (will likely change in following releases):</text:span></text:p>
      <text:p text:style-name="P1"/>
      <text:p text:style-name="Standard"><text:span text:style-name="T2">Tab: <text:s/><text:tab/><text:tab/><text:tab/></text:span><text:span text:style-name="T4">Toggle</text:span><text:span text:style-name="T2"> between </text:span><text:span text:style-name="T5">simulation</text:span><text:span text:style-name="T4"> and menu</text:span></text:p>
      <text:p text:style-name="Standard"><text:span text:style-name="T2">Space: <text:tab/><text:tab/>Play/Pause show</text:span></text:p>
      <text:p text:style-name="Standard"><text:span text:style-name="T2">Backspace:<text:tab/><text:tab/>Stop show, return to start</text:span></text:p>
      <text:p text:style-name="Standard"><text:span text:style-name="T2">N:<text:tab/><text:tab/><text:tab/>Jump to specific frame</text:span></text:p>
      <text:p text:style-name="Standard"><text:span text:style-name="T2">Left/Right Arrow:<text:tab/>Jump one frame backwards/forwards</text:span></text:p>
      <text:p text:style-name="P1"/>
      <text:p text:style-name="Standard"><text:span text:style-name="T6">When in 3D mode:</text:span></text:p>
      <text:p text:style-name="Standard"><text:span text:style-name="T7">Mouse move:<text:tab/><text:tab/>Look</text:span></text:p>
      <text:p text:style-name="Standard"><text:span text:style-name="T7">W/A/S/D:<text:tab/><text:tab/>Move Forwards/Backwards/Sideways</text:span></text:p>
      <text:p text:style-name="Standard"><text:span text:style-name="T7">C/V:<text:tab/><text:tab/><text:tab/>Move Up/Down</text:span></text:p>
      <text:p text:style-name="Standard"><text:span text:style-name="T7">O:<text:tab/><text:tab/><text:tab/>Oculus Rift mode</text:span></text:p>
      <text:p text:style-name="Standard"><text:span text:style-name="T7">Ctrl+Arrow keys:<text:tab/>Move program from monitor to monitor (to get it to the Rift)</text:span></text:p>
      <text:p text:style-name="Standard"><text:span text:style-name="T7">P:<text:tab/><text:tab/><text:tab/>Regular 3D mode</text:span></text:p>
      <text:p text:style-name="Standard"><text:span text:style-name="T7">B:<text:tab/><text:tab/><text:tab/>Toggle fog simulation</text:span></text:p>
      <text:p text:style-name="P6"><text:span text:style-name="T7">R:<text:tab/><text:tab/><text:tab/>Toggle skybox</text:span></text:p>
      <text:p text:style-name="Standard"><text:span text:style-name="T7">L/K:<text:tab/><text:tab/><text:tab/>Increase/decrease Interpupillary Distance (IPD)</text:span></text:p>
      <text:p text:style-name="Standard"><text:span text:style-name="T7">M:<text:tab/><text:tab/><text:tab/>Save screenshot</text:span></text:p>
      <text:p text:style-name="P3"/>
      <text:p text:style-name="Standard"/>
      <text:p text:style-name="P8"><text:span text:style-name="T11">Extra credits:</text:span></text:p>
      <text:p text:style-name="P4"/>
      <text:p text:style-name="Standard"><text:span text:style-name="T6">GMOculus:</text:span></text:p>
      <text:p text:style-name="Standard"><text:span text:style-name="T7">Rob Quist / <text:s/>RobQuistNL</text:span></text:p>
      <text:p text:style-name="Standard"><text:span text:style-name="T7">Christopher David Legasse / IGameart</text:span></text:p>
      <text:p text:style-name="Standard"><text:span text:style-name="T7">http://www.gmoculus.com/</text:span></text:p>
      <text:p text:style-name="P3"/>
      <text:p text:style-name="Standard"><text:span text:style-name="T6">Fog simulation shader:</text:span></text:p>
      <text:p text:style-name="Standard"><text:span text:style-name="T7">Xor</text:span></text:p>
      <text:p text:style-name="P3"/>
      <text:p text:style-name="Standard"><text:span text:style-name="T6">Millisecond to Min:Sec script:</text:span></text:p>
      <text:p text:style-name="Standard"><text:span text:style-name="T7">Brandon 'Shaltif' Rohrer</text:span></text:p>
      <text:p text:style-name="P3"/>
      <text:p text:style-name="Standard"><text:span text:style-name="T6">Skybox graphics</text:span></text:p>
      <text:p text:style-name="Standard"><text:span text:style-name="T7">Hazel Whorley</text:span></text:p>
      <text:p text:style-name="P3"/>
      <text:p text:style-name="P3"/>
      <text:p text:style-name="P3"/>
      <text:p text:style-name="P3"/>
      <text:p text:style-name="P3"/>
      <text:p text:style-name="Standard"><text:span text:style-name="T11">Recommended minimum system requirements:</text:span></text:p>
      <text:p text:style-name="Standard"><text:line-break/><text:span text:style-name="T7">Windows Vista or newer</text:span></text:p>
      <text:p text:style-name="Standard"><text:span text:style-name="T7">4 GB RAM</text:span></text:p>
      <text:p text:style-name="Standard"><text:span text:style-name="T7">nVidia GeForce GTX 750 (or AMD equivalent)</text:span></text:p>
      <text:p text:style-name="Standard"><text:span text:style-name="T7">Intel i3 (or AMD equivalent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nb" fo:country="NO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8T19:36:46.857000000</dc:date>
    <meta:editing-duration>PT10M38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42" meta:word-count="333" meta:character-count="2115" meta:non-whitespace-character-count="1794"/>
  </office:meta>
</office:document-meta>
</file>